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style:font-name="Wingdings" style:font-name-asian="Wingdings" style:font-name-complex="Wingdings"/>
    </style:style>
    <style:style style:name="T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1" style:parent-style-name="Párrafodelista" style:list-style-name="LFO6" style:family="paragraph">
      <style:text-properties fo:font-weight="bold" style:font-weight-asian="bold" style:font-weight-complex="bold"/>
    </style:style>
    <style:style style:name="P12" style:parent-style-name="Párrafodelista" style:list-style-name="LFO6" style:family="paragraph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text-align="center"/>
      <style:text-properties fo:color="#FF0000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Normal" style:family="paragraph">
      <style:paragraph-properties fo:text-align="center"/>
    </style:style>
    <style:style style:name="T23" style:parent-style-name="Fuentedepárrafopredeter." style:family="text">
      <style:text-properties style:font-name="Wingdings" style:font-name-asian="Wingdings" style:font-name-complex="Wingdings"/>
    </style:style>
    <style:style style:name="T24" style:parent-style-name="Fuentedepárrafopredeter." style:family="text">
      <style:text-properties style:font-name="Wingdings" style:font-name-asian="Wingdings" style:font-name-complex="Wingdings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Párrafodelista" style:list-style-name="LFO6" style:family="paragraph"/>
    <style:style style:name="P27" style:parent-style-name="Párrafodelista" style:list-style-name="LFO6" style:family="paragraph"/>
    <style:style style:name="P28" style:parent-style-name="Normal" style:family="paragraph">
      <style:paragraph-properties fo:text-align="center" fo:background-color="#D9D9D9"/>
      <style:text-properties fo:font-weight="bold" style:font-weight-asian="bold" style:font-weight-complex="bold" fo:color="#FF0000"/>
    </style:style>
    <style:style style:name="P29" style:parent-style-name="Párrafodelista" style:list-style-name="LFO6" style:family="paragraph"/>
    <style:style style:name="P30" style:parent-style-name="Párrafodelista" style:list-style-name="LFO6" style:family="paragraph"/>
    <style:style style:name="P31" style:parent-style-name="Párrafodelista" style:list-style-name="LFO6" style:family="paragraph"/>
    <style:style style:name="P32" style:parent-style-name="Párrafodelista" style:list-style-name="LFO6" style:family="paragraph"/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Empezamos creando una empresa, donde nosotros somos los ACCIONISTAS, debemos preguntarnos las siguientes cuestiones (como accionistas y empresarios).<text:s/></text:p>
      <text:list text:style-name="LFO1" text:continue-numbering="true">
        <text:list-item>
          <text:p text:style-name="P2">¿Qué necesitamos para crear la empresa?<text:s/></text:p>
        </text:list-item>
        <text:list-item>
          <text:p text:style-name="P3">¿Cómo la vamos a financiar?</text:p>
        </text:list-item>
        <text:list-item>
          <text:p text:style-name="P4">¿Cuánto ganaremos?</text:p>
        </text:list-item>
        <text:list-item>
          <text:p text:style-name="P5">¿Será viable la empresa?</text:p>
        </text:list-item>
      </text:list>
      <text:p text:style-name="P6">CREACIÓN DE UNA EMPRESA</text:p>
      <text:p text:style-name="Normal">Necesitamos<text:s/><text:span text:style-name="T7">ACTIVOS<text:s/></text:span><text:span text:style-name="T8"></text:span><text:s/>Elementos que aportan riqueza a la empresa y en los cuáles invertimos; son los<text:s/><text:span text:style-name="T9">BIENES</text:span><text:s/>(posesiones de la empresa que pueden ser valorados) y<text:s/><text:span text:style-name="T10">DERECHOS</text:span>. (de cobro).</text:p>
      <text:list text:style-name="LFO6" text:continue-numbering="true">
        <text:list-item>
          <text:p text:style-name="P11">Activo no corriente – largo plazo – inversiones permanentes o inmovilizado.<text:s/></text:p>
        </text:list-item>
        <text:list-item>
          <text:p text:style-name="P12">Activo corriente – corto plazo</text:p>
        </text:list-item>
      </text:list>
      <text:p text:style-name="Normal">Tener en cuenta la diferencia entre<text:s/><text:span text:style-name="T13">inversión (gasto a lp) y gasto (inversión a cp).</text:span></text:p>
      <text:p text:style-name="Normal"><text:span text:style-name="T14">Criterio de liquidez:</text:span><text:s/>tiempo que tarda un activo en morir en una empresa.<text:s/></text:p>
      <text:p text:style-name="P15"><text:span text:style-name="T16"><draw:custom-shape svg:x="3.3707in" svg:y="0.32073in" svg:width="0.07778in" svg:height="0.59028in" draw:z-index="251659264" draw:id="id0" draw:style-name="a0" draw:name="Cerrar llave 1" text:anchor-type="paragraph"><svg:title/><svg:desc/><draw:enhanced-geometry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/text:span><text:span text:style-name="T17">FINANCIACIÓN DE LA EMPRESA</text:span></text:p>
      <text:p text:style-name="Normal"><text:span text:style-name="T18"><draw:frame draw:z-index="251660288" draw:id="id1" draw:style-name="a1" draw:name="Cuadro de texto 2" text:anchor-type="paragraph" svg:x="0in" svg:y="0.00546in" svg:width="2.47361in" svg:height="0.64931in" style:rel-width="scale" style:rel-height="scale"><draw:text-box><text:p text:style-name="P19">ESTRUCTURA FINANCIERA DE LA EMPRESA</text:p></draw:text-box><svg:title/><svg:desc/></draw:frame></text:span><text:span text:style-name="T20">Recursos propios (nuestro dinero – no es deuda).<text:s/></text:span></text:p>
      <text:p text:style-name="Normal"><text:span text:style-name="T21">Recursos ajenos (aportado por los socios – es deuda</text:span>).<text:s/></text:p>
      <text:p text:style-name="P22">Dinero a corto plazo = +caro<text:s/><text:span text:style-name="T23"></text:span><text:s/>interés alto <text:s text:c="5"/>Dinero a largo plazo = + barato<text:s/><text:span text:style-name="T24"></text:span><text:s/>interés menor</text:p>
      <text:p text:style-name="Párrafodelista">Por lo tanto; el dinero a cp es más caro y tiene más riesgo, alguien que pide mucho dinero en poco tiempo corre más riesgo, por eso se piden más intereses que a lp.<text:s/></text:p>
      <text:p text:style-name="P25">RECURSOS PROPIOS – PATRIMONIO NETO – FONDOS PERMANENTES<text:s/></text:p>
      <text:list text:style-name="LFO6" text:continue-numbering="true">
        <text:list-item>
          <text:p text:style-name="P26">Son los fondos propios de la empresa.<text:s/></text:p>
        </text:list-item>
        <text:list-item>
          <text:p text:style-name="P27">No tienen que ser devueltos.<text:s/></text:p>
        </text:list-item>
      </text:list>
      <text:p text:style-name="P28">PATRIMONIO NETO = ACTIVO – PASIVO</text:p>
      <text:p text:style-name="Normal">Son los bienes y derechos (activo) – las obligaciones y deudas (pasivo) que posee la empresa.<text:s/></text:p>
      <text:p text:style-name="Normal">PASIVO – EXIGIBLE A LARGO O CORTO PLAZO.<text:s/></text:p>
      <text:list text:style-name="LFO6" text:continue-numbering="true">
        <text:list-item>
          <text:p text:style-name="P29">Son fondos ajenos a la empresa.<text:s/></text:p>
        </text:list-item>
        <text:list-item>
          <text:p text:style-name="P30">Deben ser devueltos<text:s/></text:p>
          <text:list text:continue-numbering="true">
            <text:list-item>
              <text:p text:style-name="P31">PASIVO NO CORRIENTE<text:s/></text:p>
            </text:list-item>
            <text:list-item>
              <text:p text:style-name="P32">PASIVO CORRIENTE.<text:s/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men Xia Martínez y Espinosa</meta:initial-creator>
    <dc:creator>Carmen Xia Martínez y Espinosa</dc:creator>
    <meta:creation-date>2022-10-30T17:15:00Z</meta:creation-date>
    <dc:date>2022-10-30T17:40:00Z</dc:date>
    <meta:template xlink:href="Normal" xlink:type="simple"/>
    <meta:editing-cycles>1</meta:editing-cycles>
    <meta:editing-duration>PT1500S</meta:editing-duration>
    <meta:document-statistic meta:page-count="1" meta:paragraph-count="3" meta:word-count="235" meta:character-count="1526" meta:row-count="10" meta:non-whitespace-character-count="1294"/>
  </office:meta>
</office:document-meta>
</file>